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arial" svg:font-family="arial, helvetica, sans-serif"/>
  </office:font-face-decls>
  <office:automatic-styles>
    <style:style style:name="Таблица1" style:family="table">
      <style:table-properties style:width="5.1597in" fo:margin-left="-0.075in" table:align="left" style:writing-mode="lr-tb"/>
    </style:style>
    <style:style style:name="Таблица1.A" style:family="table-column">
      <style:table-column-properties style:column-width="0.6708in"/>
    </style:style>
    <style:style style:name="Таблица1.B" style:family="table-column">
      <style:table-column-properties style:column-width="4.488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" style:family="table">
      <style:table-properties style:width="4.5576in" table:align="center" style:writing-mode="lr-tb"/>
    </style:style>
    <style:style style:name="Таблица2.A" style:family="table-column">
      <style:table-column-properties style:column-width="4.5576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4.7458in" table:align="center" style:writing-mode="lr-tb"/>
    </style:style>
    <style:style style:name="Таблица3.A" style:family="table-column">
      <style:table-column-properties style:column-width="4.7458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5.0278in" fo:margin-left="-0.075in" table:align="left" style:writing-mode="lr-tb"/>
    </style:style>
    <style:style style:name="Таблица4.A" style:family="table-column">
      <style:table-column-properties style:column-width="0.2979in"/>
    </style:style>
    <style:style style:name="Таблица4.B" style:family="table-column">
      <style:table-column-properties style:column-width="1.9431in"/>
    </style:style>
    <style:style style:name="Таблица4.C" style:family="table-column">
      <style:table-column-properties style:column-width="0.425in"/>
    </style:style>
    <style:style style:name="Таблица4.E" style:family="table-column">
      <style:table-column-properties style:column-width="0.3597in"/>
    </style:style>
    <style:style style:name="Таблица4.G" style:family="table-column">
      <style:table-column-properties style:column-width="0.3549in"/>
    </style:style>
    <style:style style:name="Таблица4.H" style:family="table-column">
      <style:table-column-properties style:column-width="0.8625in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4.3" style:family="table-row">
      <style:table-row-properties style:min-row-height="0.2361in" fo:keep-together="auto"/>
    </style:style>
    <style:style style:name="Таблица4.A7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A10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5" style:family="table">
      <style:table-properties style:width="4.8778in" table:align="center" style:writing-mode="lr-tb"/>
    </style:style>
    <style:style style:name="Таблица5.A" style:family="table-column">
      <style:table-column-properties style:column-width="4.8778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5.A1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P1" style:family="paragraph" style:parent-style-name="FR2">
      <style:paragraph-properties fo:margin-left="2.9535in" fo:margin-right="0in" fo:margin-top="0in" fo:margin-bottom="0in" style:contextual-spacing="false" fo:text-indent="0in" style:auto-text-indent="false"/>
      <style:text-properties style:font-name="Times New Roman" fo:font-size="10pt" style:font-size-asian="10pt" style:font-name-complex="Times New Roman" style:font-size-complex="10pt" style:font-weight-complex="bold"/>
    </style:style>
    <style:style style:name="P2" style:family="paragraph" style:parent-style-name="Standard">
      <style:paragraph-properties fo:margin-left="1.6736in" fo:margin-right="0in" fo:text-align="end" style:justify-single-word="false" fo:text-indent="0in" style:auto-text-indent="false"/>
      <style:text-properties fo:font-size="10pt" fo:language="uk" fo:country="UA" fo:font-weight="bold" style:font-size-asian="10pt" style:font-weight-asian="bold" style:font-size-complex="10pt"/>
    </style:style>
    <style:style style:name="P3" style:family="paragraph" style:parent-style-name="Standard">
      <style:text-properties fo:font-size="10pt" fo:language="uk" fo:country="UA" fo:font-weight="bold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fo:language="uk" fo:country="UA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1.4772in" fo:margin-right="1.4661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 style:shadow="none"/>
      <style:text-properties fo:font-size="10pt" fo:language="uk" fo:country="UA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0pt" fo:language="uk" fo:country="UA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0pt" fo:language="uk" fo:country="UA" fo:font-weight="bold" officeooo:paragraph-rsid="0018d815" style:font-size-asian="10pt" style:font-weight-asian="bold" style:font-size-complex="10pt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fo:font-size="10pt" fo:language="uk" fo:country="UA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language="uk" fo:country="UA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text-properties fo:font-size="10pt" fo:language="uk" fo:country="UA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text-properties fo:font-size="10pt" fo:language="uk" fo:country="UA" style:font-size-asian="10pt" style:font-size-complex="10pt"/>
    </style:style>
    <style:style style:name="P12" style:family="paragraph" style:parent-style-name="Standard">
      <style:paragraph-properties fo:line-height="115%" fo:text-align="center" style:justify-single-word="false"/>
      <style:text-properties fo:font-size="10pt" fo:language="uk" fo:country="UA" style:font-size-asian="10pt" style:font-size-complex="10pt"/>
    </style:style>
    <style:style style:name="P13" style:family="paragraph" style:parent-style-name="Standard">
      <style:paragraph-properties fo:line-height="115%"/>
      <style:text-properties fo:font-size="10pt" fo:language="uk" fo:country="UA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fo:language="uk" fo:country="UA" style:font-size-asian="10pt" style:font-size-complex="10pt"/>
    </style:style>
    <style:style style:name="P15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0pt" fo:language="uk" fo:country="UA" style:font-size-asian="10pt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0pt" fo:language="uk" fo:country="UA" style:font-size-asian="10pt" style:font-size-complex="10pt"/>
    </style:style>
    <style:style style:name="P17" style:family="paragraph" style:parent-style-name="Standard">
      <style:paragraph-properties fo:margin-left="1.4752in" fo:margin-right="0in" fo:text-indent="0.4917in" style:auto-text-indent="false"/>
      <style:text-properties fo:font-size="10pt" fo:language="uk" fo:country="UA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fo:language="uk" fo:country="UA" style:font-size-asian="10pt" style:font-size-complex="10pt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fo:font-size="10pt" fo:language="uk" fo:country="UA" style:font-size-asian="10pt" style:font-size-complex="10pt"/>
    </style:style>
    <style:style style:name="P20" style:family="paragraph" style:parent-style-name="Standard">
      <style:text-properties fo:font-size="10pt" fo:language="uk" fo:country="UA" style:font-size-asian="10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0pt" fo:language="uk" fo:country="UA" style:font-size-asian="10pt"/>
    </style:style>
    <style:style style:name="P22" style:family="paragraph" style:parent-style-name="Standard">
      <style:text-properties fo:font-size="10pt" fo:language="uk" fo:country="UA" fo:background-color="#ffff00" style:font-size-asian="10pt" style:font-size-complex="10pt"/>
    </style:style>
    <style:style style:name="P23" style:family="paragraph" style:parent-style-name="Standard">
      <style:text-properties fo:font-size="10pt" fo:language="uk" fo:country="UA" fo:font-style="italic" style:text-underline-style="solid" style:text-underline-width="auto" style:text-underline-color="font-color" style:font-size-asian="10pt" style:font-style-asian="italic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fo:language="uk" fo:country="UA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language="uk" fo:country="UA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0pt" fo:language="uk" fo:country="UA" fo:font-weight="normal" officeooo:paragraph-rsid="001796bd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pt" fo:language="uk" fo:country="UA" fo:font-weight="normal" officeooo:paragraph-rsid="00180b9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language="uk" fo:country="UA" fo:font-weight="normal" officeooo:rsid="0011125b" officeooo:paragraph-rsid="0011125b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fo:language="uk" fo:country="UA" fo:font-weight="normal" officeooo:rsid="0013edfd" officeooo:paragraph-rsid="0013edfd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pt" fo:language="uk" fo:country="UA" fo:font-weight="normal" officeooo:rsid="0015b2a8" officeooo:paragraph-rsid="0015b2a8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0pt" fo:language="uk" fo:country="UA" fo:font-weight="normal" officeooo:rsid="0015b2a8" officeooo:paragraph-rsid="0015b2a8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0pt" fo:letter-spacing="-0.0083in" fo:language="uk" fo:country="UA" fo:font-style="italic" style:font-size-asian="10pt" style:font-style-asian="italic" style:font-size-complex="10pt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35" style:family="paragraph" style:parent-style-name="Standard">
      <style:paragraph-properties fo:margin-left="0.9835in" fo:margin-right="0in" fo:text-align="center" style:justify-single-word="false" fo:text-indent="0.4917in" style:auto-text-indent="false"/>
    </style:style>
    <style:style style:name="P36" style:family="paragraph" style:parent-style-name="Standard">
      <style:text-properties fo:font-size="8pt" fo:language="uk" fo:country="UA" style:font-size-asian="8pt" style:font-size-complex="8pt"/>
    </style:style>
    <style:style style:name="P37" style:family="paragraph" style:parent-style-name="Standard">
      <style:paragraph-properties fo:margin-left="1.9665in" fo:margin-right="0in" fo:text-indent="0.4917in" style:auto-text-indent="false"/>
      <style:text-properties fo:font-size="8pt" fo:language="uk" fo:country="UA" style:font-size-asian="8pt" style:font-size-complex="8pt"/>
    </style:style>
    <style:style style:name="P38" style:family="paragraph" style:parent-style-name="Standard">
      <style:paragraph-properties fo:margin-left="0.25in" fo:margin-right="0in" fo:text-indent="0in" style:auto-text-indent="false"/>
      <style:text-properties fo:font-size="8pt" fo:language="uk" fo:country="UA" style:font-size-asian="8pt" style:font-size-complex="8pt"/>
    </style:style>
    <style:style style:name="P39" style:family="paragraph" style:parent-style-name="Text_20_body_20_indent">
      <style:paragraph-properties fo:text-align="start" style:justify-single-word="false"/>
      <style:text-properties fo:font-size="8pt" fo:language="uk" fo:country="UA" style:font-size-asian="8pt" style:font-size-complex="8pt"/>
    </style:style>
    <style:style style:name="P40" style:family="paragraph" style:parent-style-name="Standard">
      <style:paragraph-properties fo:line-height="115%" fo:text-align="center" style:justify-single-word="false"/>
      <style:text-properties fo:font-size="8pt" fo:language="uk" fo:country="UA" style:font-size-asian="8pt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8pt" fo:language="uk" fo:country="UA" style:font-size-asian="8pt" style:font-size-complex="10pt"/>
    </style:style>
    <style:style style:name="P42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8pt" fo:language="uk" fo:country="UA" fo:font-weight="bold" style:font-size-asian="8pt" style:font-weight-asian="bold" style:font-size-complex="8pt"/>
    </style:style>
    <style:style style:name="P43" style:family="paragraph" style:parent-style-name="Standard">
      <style:paragraph-properties fo:text-align="center" style:justify-single-word="false"/>
      <style:text-properties fo:font-size="8pt" fo:language="uk" fo:country="UA" fo:font-weight="normal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language="uk" fo:country="UA" fo:font-weight="bold" style:font-weight-asian="bold"/>
    </style:style>
    <style:style style:name="P45" style:family="paragraph" style:parent-style-name="Standard">
      <style:text-properties fo:language="uk" fo:country="UA"/>
    </style:style>
    <style:style style:name="P46" style:family="paragraph" style:parent-style-name="Standard">
      <style:paragraph-properties style:snap-to-layout-grid="false"/>
      <style:text-properties fo:language="uk" fo:country="UA"/>
    </style:style>
    <style:style style:name="P47" style:family="paragraph" style:parent-style-name="Standard">
      <style:paragraph-properties style:snap-to-layout-grid="false"/>
      <style:text-properties fo:language="uk" fo:country="UA" officeooo:rsid="00112cd4" officeooo:paragraph-rsid="00112cd4"/>
    </style:style>
    <style:style style:name="P48" style:family="paragraph" style:parent-style-name="Text_20_body_20_indent">
      <style:paragraph-properties fo:text-align="start" style:justify-single-word="false"/>
      <style:text-properties fo:language="uk" fo:country="UA"/>
    </style:style>
    <style:style style:name="P49" style:family="paragraph" style:parent-style-name="Standard">
      <style:paragraph-properties fo:line-height="115%" style:snap-to-layout-grid="false"/>
      <style:text-properties fo:color="#ff0000" loext:opacity="100%" fo:font-size="10pt" fo:language="uk" fo:country="UA" fo:font-weight="bold" style:font-size-asian="10pt" style:font-weight-asian="bold" style:font-size-complex="10pt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margin-left="0.25in" fo:margin-right="0in" fo:text-indent="0in" style:auto-text-indent="false"/>
    </style:style>
    <style:style style:name="P52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1pt" fo:language="uk" fo:country="UA" style:font-size-asian="11pt" style:font-size-complex="11pt"/>
    </style:style>
    <style:style style:name="P53" style:family="paragraph" style:parent-style-name="Standard">
      <style:paragraph-properties fo:margin-left="0.25in" fo:margin-right="0in" fo:text-indent="0in" style:auto-text-indent="false"/>
      <style:text-properties fo:font-size="11pt" fo:language="uk" fo:country="UA" style:font-size-asian="11pt" style:font-size-complex="5pt"/>
    </style:style>
    <style:style style:name="P54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1pt" fo:language="uk" fo:country="UA" fo:font-weight="bold" style:font-size-asian="11pt" style:font-weight-asian="bold" style:font-size-complex="11pt"/>
    </style:style>
    <style:style style:name="P55" style:family="paragraph" style:parent-style-name="Standard">
      <style:paragraph-properties fo:margin-left="0.25in" fo:margin-right="0in" fo:text-indent="0in" style:auto-text-indent="false"/>
      <style:text-properties fo:font-size="9pt" fo:language="uk" fo:country="UA" style:font-size-asian="9pt" style:font-size-complex="9pt"/>
    </style:style>
    <style:style style:name="P56" style:family="paragraph" style:parent-style-name="Standard">
      <style:text-properties fo:font-size="9pt" fo:language="uk" fo:country="UA" style:font-size-asian="9pt" style:font-size-complex="9pt"/>
    </style:style>
    <style:style style:name="P57" style:family="paragraph" style:parent-style-name="Standard">
      <style:text-properties fo:font-size="5pt" fo:language="uk" fo:country="UA" style:font-size-asian="5pt" style:font-size-complex="5pt"/>
    </style:style>
    <style:style style:name="P58" style:family="paragraph" style:parent-style-name="Standard">
      <style:paragraph-properties fo:text-align="start" style:justify-single-word="false"/>
    </style:style>
    <style:style style:name="P59" style:family="paragraph" style:parent-style-name="Standard">
      <style:paragraph-properties fo:line-height="115%" fo:text-align="center" style:justify-single-word="false"/>
      <style:text-properties fo:color="#000000" loext:opacity="100%" fo:font-size="11pt" fo:language="uk" fo:country="UA" fo:font-weight="bold" officeooo:rsid="0010b443" officeooo:paragraph-rsid="0010b443" style:font-size-asian="11pt" style:font-weight-asian="bold" style:font-size-complex="10pt"/>
    </style:style>
    <style:style style:name="P60" style:family="paragraph" style:parent-style-name="Standard">
      <style:paragraph-properties fo:text-align="center" style:justify-single-word="false" style:snap-to-layout-grid="false"/>
      <style:text-properties fo:color="#000000" loext:opacity="100%" fo:font-size="10pt" fo:language="uk" fo:country="UA" fo:font-weight="normal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center" style:justify-single-word="false" fo:padding="0.4307in" fo:border="none" style:shadow="none" style:snap-to-layout-grid="false"/>
      <style:text-properties fo:color="#000000" loext:opacity="100%" fo:font-size="10pt" fo:language="uk" fo:country="UA" fo:font-weight="normal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center" style:justify-single-word="false" fo:padding="0.4307in" fo:border="none" style:shadow="none"/>
      <style:text-properties fo:color="#000000" loext:opacity="100%" fo:font-size="10pt" fo:language="uk" fo:country="UA" fo:font-weight="normal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center" style:justify-single-word="false" fo:padding="0.4307in" fo:border="none" style:shadow="none"/>
      <style:text-properties fo:color="#000000" loext:opacity="100%" fo:font-size="10pt" fo:language="uk" fo:country="UA" fo:font-weight="normal" officeooo:rsid="0011125b" officeooo:paragraph-rsid="0011125b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center" style:justify-single-word="false" fo:padding="0.4307in" fo:border="none" style:shadow="none" style:snap-to-layout-grid="false"/>
      <style:text-properties fo:color="#000000" loext:opacity="100%" fo:font-size="10pt" fo:language="uk" fo:country="UA" fo:font-weight="normal" officeooo:rsid="0011125b" officeooo:paragraph-rsid="0011125b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padding="0.4307in" fo:border="none" style:shadow="none"/>
      <style:text-properties fo:color="#000000" loext:opacity="100%" fo:font-size="10pt" fo:language="uk" fo:country="UA" fo:font-weight="normal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center" style:justify-single-word="false" fo:padding="0.4307in" fo:border="none" style:shadow="none" style:snap-to-layout-grid="false"/>
      <style:text-properties fo:color="#000000" loext:opacity="100%" fo:font-size="10pt" fo:language="uk" fo:country="UA" fo:font-weight="normal" officeooo:rsid="0013edfd" officeooo:paragraph-rsid="0013edfd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center" style:justify-single-word="false" fo:padding="0.4307in" fo:border="none" style:shadow="none"/>
      <style:text-properties fo:color="#000000" loext:opacity="100%" fo:font-size="10pt" fo:language="uk" fo:country="UA" fo:font-weight="normal" officeooo:rsid="0015b2a8" officeooo:paragraph-rsid="0015b2a8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center" style:justify-single-word="false" fo:padding="0.4307in" fo:border="none" style:shadow="none"/>
      <style:text-properties fo:color="#000000" loext:opacity="100%" fo:font-size="10pt" fo:language="uk" fo:country="UA" fo:font-weight="normal" officeooo:rsid="001796bd" officeooo:paragraph-rsid="001796bd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center" style:justify-single-word="false" fo:padding="0.4307in" fo:border="none" style:shadow="none" style:snap-to-layout-grid="false"/>
      <style:text-properties fo:color="#000000" loext:opacity="100%" fo:font-size="10pt" fo:language="uk" fo:country="UA" fo:font-weight="normal" officeooo:rsid="00180b9c" officeooo:paragraph-rsid="00180b9c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center" style:justify-single-word="false" fo:padding="0.4307in" fo:border="none" style:shadow="none"/>
      <style:text-properties fo:color="#000000" loext:opacity="100%" fo:font-size="10pt" fo:language="uk" fo:country="UA" fo:font-weight="normal" officeooo:rsid="0018d815" officeooo:paragraph-rsid="0018d815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center" style:justify-single-word="false" fo:padding="0.4307in" fo:border="none" style:shadow="none" style:snap-to-layout-grid="false"/>
      <style:text-properties fo:color="#000000" loext:opacity="100%" fo:font-size="10pt" fo:language="uk" fo:country="UA" fo:font-weight="normal" officeooo:rsid="001796bd" officeooo:paragraph-rsid="001796bd" style:font-name-asian="Arial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padding="0.4307in" fo:border="none" style:shadow="none"/>
      <style:text-properties fo:font-weight="normal" officeooo:paragraph-rsid="0011125b" style:font-weight-asian="normal" style:font-weight-complex="normal"/>
    </style:style>
    <style:style style:name="P73" style:family="paragraph" style:parent-style-name="Standard">
      <style:paragraph-properties fo:padding="0.4307in" fo:border="none" style:shadow="none"/>
      <style:text-properties fo:font-weight="normal" officeooo:paragraph-rsid="0015b2a8" style:font-weight-asian="normal" style:font-weight-complex="normal"/>
    </style:style>
    <style:style style:name="P74" style:family="paragraph" style:parent-style-name="Standard">
      <style:paragraph-properties fo:padding="0.4307in" fo:border="none" style:shadow="none" style:snap-to-layout-grid="false"/>
      <style:text-properties officeooo:paragraph-rsid="001796bd"/>
    </style:style>
    <style:style style:name="P75" style:family="paragraph" style:parent-style-name="Standard">
      <style:paragraph-properties fo:padding="0.4307in" fo:border="none" style:shadow="none"/>
      <style:text-properties officeooo:paragraph-rsid="001796bd"/>
    </style:style>
    <style:style style:name="P76" style:family="paragraph" style:parent-style-name="FR2" style:master-page-name="Standard">
      <style:paragraph-properties fo:margin-left="2.9535in" fo:margin-right="0in" fo:margin-top="0in" fo:margin-bottom="0in" style:contextual-spacing="false" fo:text-indent="0in" style:auto-text-indent="false" style:page-number="2"/>
      <style:text-properties style:font-name="Times New Roman" fo:font-size="10pt" style:font-size-asian="10pt" style:font-name-complex="Times New Roman" style:font-size-complex="10pt" style:font-weight-complex="bold"/>
    </style:style>
    <style:style style:name="P77" style:family="paragraph" style:parent-style-name="Standard">
      <style:paragraph-properties style:snap-to-layout-grid="false"/>
      <style:text-properties fo:language="uk" fo:country="UA" officeooo:rsid="00112cd4" officeooo:paragraph-rsid="001e01a5"/>
    </style:style>
    <style:style style:name="P78" style:family="paragraph" style:parent-style-name="Standard">
      <style:paragraph-properties style:snap-to-layout-grid="false"/>
      <style:text-properties fo:language="uk" fo:country="UA"/>
    </style:style>
    <style:style style:name="T1" style:family="text">
      <style:text-properties fo:font-size="10pt" fo:language="uk" fo:country="UA" style:font-size-asian="10pt" style:font-size-complex="10pt"/>
    </style:style>
    <style:style style:name="T2" style:family="text">
      <style:text-properties fo:font-size="10pt" fo:language="uk" fo:country="UA" officeooo:rsid="0010b443" style:font-size-asian="10pt" style:font-size-complex="10pt"/>
    </style:style>
    <style:style style:name="T3" style:family="text">
      <style:text-properties fo:font-size="10pt" fo:language="uk" fo:country="UA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fo:language="uk" fo:country="UA" fo:font-weight="bold" style:font-size-asian="10pt" style:font-weight-asian="bold" style:font-size-complex="10pt"/>
    </style:style>
    <style:style style:name="T5" style:family="text">
      <style:text-properties fo:language="uk" fo:country="UA"/>
    </style:style>
    <style:style style:name="T6" style:family="text">
      <style:text-properties fo:language="uk" fo:country="UA" style:text-underline-style="solid" style:text-underline-width="auto" style:text-underline-color="font-color"/>
    </style:style>
    <style:style style:name="T7" style:family="text">
      <style:text-properties fo:language="uk" fo:country="UA" style:text-underline-style="solid" style:text-underline-width="auto" style:text-underline-color="font-color" officeooo:rsid="0010b443"/>
    </style:style>
    <style:style style:name="T8" style:family="text">
      <style:text-properties fo:font-size="8pt" fo:language="uk" fo:country="UA" style:font-size-asian="8pt" style:font-size-complex="8pt"/>
    </style:style>
    <style:style style:name="T9" style:family="text">
      <style:text-properties fo:font-size="11pt" fo:language="uk" fo:country="UA" style:font-size-asian="11pt" style:font-size-complex="11pt"/>
    </style:style>
    <style:style style:name="T10" style:family="text">
      <style:text-properties fo:font-size="7pt" fo:language="uk" fo:country="UA" style:font-size-asian="7pt" style:font-size-complex="7pt"/>
    </style:style>
    <style:style style:name="T11" style:family="text">
      <style:text-properties fo:font-size="9pt" fo:language="uk" fo:country="UA" style:font-size-asian="9pt" style:font-size-complex="9pt"/>
    </style:style>
    <style:style style:name="T12" style:family="text">
      <style:text-properties officeooo:rsid="0013edfd"/>
    </style:style>
    <style:style style:name="T13" style:family="text">
      <style:text-properties officeooo:rsid="0015b2a8"/>
    </style:style>
    <style:style style:name="T14" style:family="text">
      <style:text-properties officeooo:rsid="00168bd8"/>
    </style:style>
    <style:style style:name="T15" style:family="text">
      <style:text-properties officeooo:rsid="0016f6f2"/>
    </style:style>
    <style:style style:name="T16" style:family="text">
      <style:text-properties fo:color="#000000" loext:opacity="100%" fo:font-size="10pt" fo:letter-spacing="-0.0016in" fo:language="uk" fo:country="UA" fo:font-weight="normal" officeooo:rsid="0011125b" style:font-size-asian="10pt" style:font-weight-asian="normal" style:font-size-complex="10pt" style:font-weight-complex="normal"/>
    </style:style>
    <style:style style:name="T17" style:family="text">
      <style:text-properties fo:color="#000000" loext:opacity="100%" fo:font-size="10pt" fo:language="uk" fo:country="UA" fo:font-weight="normal" officeooo:rsid="0011125b" style:font-size-asian="10pt" style:font-weight-asian="normal" style:font-size-complex="10pt" style:font-weight-complex="normal"/>
    </style:style>
    <style:style style:name="T18" style:family="text">
      <style:text-properties style:font-name="arial" fo:font-size="1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1125b" style:font-weight-asian="normal" style:font-weight-complex="normal"/>
    </style:style>
    <style:style style:name="T21" style:family="text">
      <style:text-properties officeooo:rsid="0018d815"/>
    </style:style>
    <style:style style:name="T22" style:family="text">
      <style:text-properties officeooo:rsid="001c4c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Форма № Н-6.03</text:p>
      <text:p text:style-name="P4"/>
      <text:p text:style-name="P4"/>
      <text:p text:style-name="P4"/>
      <text:p text:style-name="P9">ДЕРЖАВНИЙ УНІВЕРСИТЕТ «ЖИТОМИРСЬКА ПОЛІТЕХНІКА»<text:span text:style-name="T3"/></text:p>
      <text:p text:style-name="P33"><text:span text:style-name="T1">(</text:span><text:span text:style-name="T8">повне найменування вищого навчального закладу)</text:span></text:p>
      <text:p text:style-name="P36"/>
      <text:p text:style-name="P11"/>
      <text:p text:style-name="P11"/>
      <text:p text:style-name="P11"/>
      <text:p text:style-name="P44">ЩОДЕННИК ПРАКТИКИ</text:p>
      <text:p text:style-name="P4"/>
      <text:p text:style-name="P5">навчальна<text:span text:style-name="T4"/></text:p>
      <text:p text:style-name="P33"><text:span text:style-name="T1">(</text:span><text:span text:style-name="T8">вид і назва практики</text:span><text:span text:style-name="T1">)</text:span>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студента </text:p>
          </table:table-cell>
          <table:table-cell table:style-name="Таблица1.B1" office:value-type="string">
            <text:p text:style-name="P59">Нагорного Тараса Григоровича</text:p>
          </table:table-cell>
        </table:table-row>
        <table:table-row table:style-name="Таблица1.1">
          <table:table-cell table:style-name="Таблица1.A1" office:value-type="string">
            <text:p text:style-name="P49"/>
          </table:table-cell>
          <table:table-cell table:style-name="Таблица1.B2" office:value-type="string">
            <text:p text:style-name="P40">(прізвище, ім’я, по-батькові)<text:span text:style-name="T1"/></text:p>
          </table:table-cell>
        </table:table-row>
      </table:table>
      <text:p text:style-name="P14"/>
      <text:p text:style-name="Standard"><text:span text:style-name="T1">Інститут, факультет, відділення: </text:span><text:span text:style-name="T3">факультет інформаційно-комп’ютерних технологій</text:span></text:p>
      <text:p text:style-name="P23"/>
      <text:p text:style-name="P50"><text:span text:style-name="T1">Кафедра, циклова комісія:  </text:span><text:span text:style-name="T3">  кафедра інженерії програмного забезпечення <text:s text:c="5"/>          </text:span></text:p>
      <text:p text:style-name="P32"/>
      <text:p text:style-name="Standard"><text:span text:style-name="T1">Освітньо-кваліфікаційний рівень:  </text:span><text:span text:style-name="T3"> бакалавр                                                 <text:s text:c="16"/>  </text:span></text:p>
      <text:p text:style-name="P10"/>
      <text:p text:style-name="Standard"><text:span text:style-name="T1">Напрям підготовки </text:span><text:span text:style-name="T3">                                                                                                            </text:span></text:p>
      <text:p text:style-name="P11"/>
      <text:p text:style-name="Standard"><text:span text:style-name="T1">Спеціальність </text:span><text:span text:style-name="T3"> 121 «Інженерія програмного забезпечення» <text:s text:c="13"/>                           </text:span></text:p>
      <text:p text:style-name="P37">(назва)</text:p>
      <text:p text:style-name="P22"/>
      <text:p text:style-name="Standard"><text:span text:style-name="T1">1 курс, група </text:span><text:span text:style-name="T2">ВТ-23-1</text:span></text:p>
      <text:p text:style-name="P11"/>
      <text:p text:style-name="P11"/>
      <text:p text:style-name="P11"/>
      <text:p text:style-name="P11"/>
      <text:p text:style-name="P21"/>
      <text:p text:style-name="P20"/>
      <text:p text:style-name="P58"><text:span text:style-name="T5">Студент </text:span><text:span text:style-name="T6">    <text:s text:c="15"/>  </text:span><text:span text:style-name="T7">Нагорний Тарас Григорович</text:span><text:span text:style-name="T6">     </text:span></text:p>
      <text:p text:style-name="Standard"><text:span text:style-name="T1"><text:s text:c="55"/></text:span><text:span text:style-name="T8">(прізвище, ім’я, по батькові)</text:span></text:p>
      <text:p text:style-name="P36"/>
      <text:p text:style-name="P45">прибув на підприємство, в організацію, установу.</text:p>
      <text:p text:style-name="P45">Державний університет «Житомирська політехніка»<text:span text:style-name="T5"/></text:p>
      <text:p text:style-name="P45"/>
      <text:p text:style-name="P45"/>
      <text:p text:style-name="P45">Печатка</text:p>
      <text:p text:style-name="Standard"><text:span text:style-name="T5">підприємства, організації, установи<text:tab/>«</text:span><text:span text:style-name="T6"> 22 </text:span><text:span text:style-name="T5">» січня 202</text:span><text:span text:style-name="T6"> 4 </text:span><text:span text:style-name="T5"><text:s/>року</text:span></text:p>
      <text:p text:style-name="P45"/>
      <text:p text:style-name="P45"/>
      <text:p text:style-name="P45"/>
      <text:p text:style-name="P45"/>
      <text:p text:style-name="P33"><text:span text:style-name="T5">__________________ <text:s text:c="5"/>_______________________________________</text:span><text:span text:style-name="T1"> </text:span><text:span text:style-name="T8">(підпис) <text:s text:c="40"/>(посада, прізвище та ініціали відповідальної особи)</text:span></text:p>
      <text:p text:style-name="P17"/>
      <text:p text:style-name="P11"/>
      <text:p text:style-name="P45">Вибув з підприємства, організації, установи.</text:p>
      <text:p text:style-name="P45"/>
      <text:p text:style-name="P45">Печатка</text:p>
      <text:p text:style-name="Standard"><text:span text:style-name="T5">підприємства, організації, установи<text:tab/> <text:s/>«</text:span><text:span text:style-name="T6"> 04 </text:span><text:span text:style-name="T5">» лютого 202</text:span><text:span text:style-name="T6"> 4 </text:span><text:span text:style-name="T5"><text:s/>року</text:span></text:p>
      <text:p text:style-name="P45"/>
      <text:p text:style-name="P45"/>
      <text:p text:style-name="P45"/>
      <text:p text:style-name="P45"/>
      <text:p text:style-name="P45"/>
      <text:p text:style-name="P33"><text:span text:style-name="T5">__________________ <text:s text:c="5"/>_______________________________________</text:span><text:span text:style-name="T1"> </text:span><text:span text:style-name="T8">(підпис) <text:s text:c="40"/>(посада, прізвище та ініціали відповідальної особи)</text:span></text:p>
      <text:p text:style-name="P17"/>
      <text:p text:style-name="P36"><text:tab/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41"/>
      <text:p text:style-name="P14">7<text:span text:style-name="T1"/></text:p>
      <text:p text:style-name="P6"/>
      <text:p text:style-name="P34">Відгук осіб, які перевіряли проходження практики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6">Висновок керівника практики від вищого навчального закладу про проходження практики</text:p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18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  <table:table-row table:style-name="Таблица2.1">
          <table:table-cell table:style-name="Таблица2.A1" office:value-type="string">
            <text:p text:style-name="P46"/>
          </table:table-cell>
        </table:table-row>
      </table:table>
      <text:p text:style-name="P38"/>
      <text:p text:style-name="P51"><text:span text:style-name="T1">Дата складання заліку «</text:span><text:span text:style-name="T3"> <text:s text:c="5"/></text:span><text:span text:style-name="T1">» </text:span><text:span text:style-name="T3"><text:s text:c="20"/></text:span><text:span text:style-name="T1"><text:s/>20___ року</text:span></text:p>
      <text:p text:style-name="P19">Оцінка: </text:p>
      <text:p text:style-name="P19">за національною шкалою____________________ </text:p>
      <text:p text:style-name="P51"><text:span text:style-name="T1"><text:s text:c="58"/></text:span><text:span text:style-name="T8">(літерами)</text:span></text:p>
      <text:p text:style-name="P19">кількість балів _________________________________</text:p>
      <text:p text:style-name="P51"><text:span text:style-name="T1"><text:tab/><text:tab/><text:tab/><text:tab/>(</text:span><text:span text:style-name="T8">цифрами і літерами</text:span><text:span text:style-name="T1">)</text:span></text:p>
      <text:p text:style-name="P51"><text:span text:style-name="T1">Керівник практики від вищого навчального закладу ______ <text:s/>________________</text:span><text:span text:style-name="T3"> </text:span></text:p>
      <text:p text:style-name="P51"><text:span text:style-name="T8"><text:s text:c="114"/>(</text:span><text:span text:style-name="T10">підпис) <text:s text:c="8"/>(прізвище та ініціали)</text:span></text:p>
      <text:p text:style-name="P11"/>
      <text:p text:style-name="P14"/>
      <text:p text:style-name="P14">6<text:span text:style-name="T1"/></text:p>
      <text:p text:style-name="P6"/>
      <text:p text:style-name="P6"><text:soft-page-break/></text:p>
      <text:p text:style-name="P6">Відгук і оцінка роботи студента на практиці</text:p>
      <text:p text:style-name="P8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</table:table-row>
      </table:table>
      <text:p text:style-name="P39"/>
      <text:p text:style-name="P48">Керівник практики від підприємства, організації, установи </text:p>
      <text:p text:style-name="P39"/>
      <text:p text:style-name="P39"/>
      <text:p text:style-name="P48"><text:s/>______________ <text:s text:c="5"/>_____________________</text:p>
      <text:p text:style-name="P39"><text:s text:c="11"/>(підпис) <text:s text:c="29"/>(прізвище та ініціали)</text:p>
      <text:p text:style-name="P38"/>
      <text:p text:style-name="P19">Печатка</text:p>
      <text:p text:style-name="P51"><text:span text:style-name="T1"><text:tab/><text:tab/><text:tab/><text:tab/>«</text:span><text:span text:style-name="T3"> <text:s text:c="5"/></text:span><text:span text:style-name="T1">» </text:span><text:span text:style-name="T3"><text:s text:c="19"/></text:span><text:span text:style-name="T1"><text:s text:c="2"/>20</text:span><text:span text:style-name="T3"> <text:s text:c="4"/></text:span><text:span text:style-name="T1"><text:s/>року</text:span></text:p>
      <text:p text:style-name="P11"/>
      <text:p text:style-name="P6"/>
      <text:p text:style-name="P15">3</text:p>
      <text:p text:style-name="P15"/>
      <text:p text:style-name="P52"/>
      <text:p text:style-name="P54">Календарний графік проходження практики<text:span text:style-name="T9"/>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 table:number-columns-repeated="2"/>
        <table:table-column table:style-name="Таблица4.G"/>
        <table:table-column table:style-name="Таблица4.H"/>
        <table:table-row table:style-name="Таблица4.1">
          <table:table-cell table:style-name="Таблица4.A1" table:number-rows-spanned="2" office:value-type="string">
            <text:p text:style-name="P43"><text:s/>№</text:p>
            <text:p text:style-name="P43">з/п</text:p>
          </table:table-cell>
          <table:table-cell table:style-name="Таблица4.A1" table:number-rows-spanned="2" office:value-type="string">
            <text:p text:style-name="P43">Назви робіт</text:p>
          </table:table-cell>
          <table:table-cell table:style-name="Таблица4.A1" table:number-columns-spanned="5" office:value-type="string">
            <text:p text:style-name="P43">Тижні проходження практики</text:p>
          </table:table-cell>
          <table:covered-table-cell/>
          <table:covered-table-cell/>
          <table:covered-table-cell/>
          <table:covered-table-cell/>
          <table:table-cell table:style-name="Таблица4.A1" table:number-rows-spanned="2" office:value-type="string">
            <text:p text:style-name="P43">Відмітки про виконання</text:p>
          </table:table-cell>
        </table:table-row>
        <table:table-row table:style-name="Таблица4.1">
          <table:covered-table-cell table:style-name="Таблица4.A1"/>
          <table:covered-table-cell table:style-name="Таблица4.A1"/>
          <table:table-cell table:style-name="Таблица4.A1" office:value-type="string">
            <text:p text:style-name="P43">1</text:p>
          </table:table-cell>
          <table:table-cell table:style-name="Таблица4.A1" office:value-type="string">
            <text:p text:style-name="P43">2</text:p>
          </table:table-cell>
          <table:table-cell table:style-name="Таблица4.A1" office:value-type="string">
            <text:p text:style-name="P43">3</text:p>
          </table:table-cell>
          <table:table-cell table:style-name="Таблица4.A1" office:value-type="string">
            <text:p text:style-name="P43">4</text:p>
          </table:table-cell>
          <table:table-cell table:style-name="Таблица4.A1" office:value-type="string">
            <text:p text:style-name="P43">5</text:p>
          </table:table-cell>
          <table:covered-table-cell table:style-name="Таблица4.A1"/>
        </table:table-row>
        <table:table-row table:style-name="Таблица4.3">
          <table:table-cell table:style-name="Таблица4.A1" office:value-type="string">
            <text:p text:style-name="P62">1.</text:p>
          </table:table-cell>
          <table:table-cell table:style-name="Таблица4.A1" office:value-type="string">
            <text:p text:style-name="P65">Загальні збори та інструктаж з охорони праці</text:p>
          </table:table-cell>
          <table:table-cell table:style-name="Таблица4.A1" office:value-type="string">
            <text:p text:style-name="P62">Х</text:p>
          </table:table-cell>
          <table:table-cell table:style-name="Таблица4.A1" office:value-type="string">
            <text:p text:style-name="P61"/>
          </table:table-cell>
          <table:table-cell table:style-name="Таблица4.A1" office:value-type="string">
            <text:p text:style-name="P60"/>
          </table:table-cell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5">виконано</text:p>
          </table:table-cell>
        </table:table-row>
        <table:table-row table:style-name="Таблица4.3">
          <table:table-cell table:style-name="Таблица4.A1" office:value-type="string">
            <text:p text:style-name="P70">2.</text:p>
          </table:table-cell>
          <table:table-cell table:style-name="Таблица4.A1" office:value-type="string">
            <text:p text:style-name="P72">РОЗДІЛ 1. Курс "Introduction to C"</text:p>
          </table:table-cell>
          <table:table-cell table:style-name="Таблица4.A1" office:value-type="string">
            <text:p text:style-name="P67">X</text:p>
          </table:table-cell>
          <table:table-cell table:style-name="Таблица4.A1" office:value-type="string">
            <text:p text:style-name="P61"/>
          </table:table-cell>
          <table:table-cell table:style-name="Таблица4.A1" office:value-type="string">
            <text:p text:style-name="P60"/>
          </table:table-cell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30">виконано</text:p>
          </table:table-cell>
        </table:table-row>
        <table:table-row table:style-name="Таблица4.3">
          <table:table-cell table:style-name="Таблица4.A1" office:value-type="string">
            <text:p text:style-name="P64">2.</text:p>
          </table:table-cell>
          <table:table-cell table:style-name="Таблица4.A1" office:value-type="string">
            <text:p text:style-name="P74"><text:span text:style-name="T17">Тема 1. "</text:span>Basic Concepts<text:span text:style-name="T17">"</text:span></text:p>
          </table:table-cell>
          <table:table-cell table:style-name="Таблица4.A1" office:value-type="string">
            <text:p text:style-name="P64">Х</text:p>
          </table:table-cell>
          <table:table-cell table:style-name="Таблица4.A1" office:value-type="string">
            <text:p text:style-name="P61"/>
          </table:table-cell>
          <table:table-cell table:style-name="Таблица4.A1" office:value-type="string">
            <text:p text:style-name="P60"/>
          </table:table-cell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8">виконано</text:p>
          </table:table-cell>
        </table:table-row>
        <table:table-row table:style-name="Таблица4.3">
          <table:table-cell table:style-name="Таблица4.A1" office:value-type="string">
            <text:p text:style-name="P64">3.</text:p>
          </table:table-cell>
          <table:table-cell table:style-name="Таблица4.A1" office:value-type="string">
            <text:p text:style-name="P74"><text:span text:style-name="T17">Тема 2. "</text:span>Conditionals and Loops<text:span text:style-name="T17">"</text:span></text:p>
          </table:table-cell>
          <table:table-cell table:style-name="Таблица4.A1" office:value-type="string">
            <text:p text:style-name="P66">Х</text:p>
          </table:table-cell>
          <table:table-cell table:style-name="Таблица4.A1" office:value-type="string">
            <text:p text:style-name="P61"/>
          </table:table-cell>
          <table:table-cell table:style-name="Таблица4.A1" office:value-type="string">
            <text:p text:style-name="P60"/>
          </table:table-cell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9">виконано</text:p>
          </table:table-cell>
        </table:table-row>
        <table:table-row table:style-name="Таблица4.3">
          <table:table-cell table:style-name="Таблица4.A7" office:value-type="string">
            <text:p text:style-name="P63">4.</text:p>
          </table:table-cell>
          <table:table-cell table:style-name="Таблица4.A7" office:value-type="string">
            <text:p text:style-name="P74"><text:span text:style-name="T17">Тема 3. "</text:span>Arrays &amp; Strings<text:span text:style-name="T17">"</text:span></text:p>
          </table:table-cell>
          <table:table-cell table:style-name="Таблица4.A7" office:value-type="string">
            <text:p text:style-name="P67">X</text:p>
          </table:table-cell>
          <table:table-cell table:style-name="Таблица4.A7" office:value-type="string">
            <text:p text:style-name="P61"/>
          </table:table-cell>
          <table:table-cell table:style-name="Таблица4.A7" office:value-type="string">
            <text:p text:style-name="P60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30">виконано</text:p>
          </table:table-cell>
        </table:table-row>
        <text:soft-page-break/>
        <table:table-row table:style-name="Таблица4.3">
          <table:table-cell table:style-name="Таблица4.A7" office:value-type="string">
            <text:p text:style-name="P63">5.</text:p>
          </table:table-cell>
          <table:table-cell table:style-name="Таблица4.A7" office:value-type="string">
            <text:p text:style-name="P74"><text:span text:style-name="T16">Тема 4. "</text:span>Functions &amp; Pointers<text:span text:style-name="T16">"</text:span></text:p>
          </table:table-cell>
          <table:table-cell table:style-name="Таблица4.A7" office:value-type="string">
            <text:p text:style-name="P67">X</text:p>
          </table:table-cell>
          <table:table-cell table:style-name="Таблица4.A7" office:value-type="string">
            <text:p text:style-name="P61"/>
          </table:table-cell>
          <table:table-cell table:style-name="Таблица4.A7" office:value-type="string">
            <text:p text:style-name="P60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31">виконано</text:p>
          </table:table-cell>
        </table:table-row>
        <table:table-row table:style-name="Таблица4.3">
          <table:table-cell table:style-name="Таблица4.A7" office:value-type="string">
            <text:p text:style-name="P70">6.</text:p>
          </table:table-cell>
          <table:table-cell table:style-name="Таблица4.A7" office:value-type="string">
            <text:p text:style-name="P75"><text:span text:style-name="T19">РОЗДІЛ </text:span><text:span text:style-name="T20">2</text:span><text:span text:style-name="T19">. Курс "</text:span><text:bookmark text:name="yui_3_17_2_1_1706380486317_20"/><text:bookmark text:name="yui_3_17_2_1_1706380486317_21"/><text:bookmark text:name="yui_3_17_2_1_1706380486317_22"/><text:span text:style-name="T18">C Intermediate</text:span><text:span text:style-name="T19">"</text:span></text:p>
          </table:table-cell>
          <table:table-cell table:style-name="Таблица4.A7" office:value-type="string">
            <text:p text:style-name="P68">X</text:p>
          </table:table-cell>
          <table:table-cell table:style-name="Таблица4.A7" office:value-type="string">
            <text:p text:style-name="P61"/>
          </table:table-cell>
          <table:table-cell table:style-name="Таблица4.A7" office:value-type="string">
            <text:p text:style-name="P60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26">виконано</text:p>
          </table:table-cell>
        </table:table-row>
        <table:table-row table:style-name="Таблица4.3">
          <table:table-cell table:style-name="Таблица4.A10" office:value-type="string">
            <text:p text:style-name="P70">11</text:p>
          </table:table-cell>
          <table:table-cell table:style-name="Таблица4.A10" office:value-type="string">
            <text:p text:style-name="P73">РОЗДІЛ <text:span text:style-name="T13">3</text:span>. <text:span text:style-name="T13">Розв’язування задач на сайті Algotester</text:span></text:p>
          </table:table-cell>
          <table:table-cell table:style-name="Таблица4.A10" office:value-type="string">
            <text:p text:style-name="P71">X</text:p>
          </table:table-cell>
          <table:table-cell table:style-name="Таблица4.A10" office:value-type="string">
            <text:p text:style-name="P62"/>
          </table:table-cell>
          <table:table-cell table:style-name="Таблица4.A7" office:value-type="string">
            <text:p text:style-name="P60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26">виконано</text:p>
          </table:table-cell>
        </table:table-row>
        <table:table-row table:style-name="Таблица4.3">
          <table:table-cell table:style-name="Таблица4.A10" office:value-type="string">
            <text:p text:style-name="P62">1<text:span text:style-name="T21">2</text:span></text:p>
          </table:table-cell>
          <table:table-cell table:style-name="Таблица4.A10" office:value-type="string">
            <text:p text:style-name="P65">Підготовка та оформлення звіту з практики</text:p>
          </table:table-cell>
          <table:table-cell table:style-name="Таблица4.A10" office:value-type="string">
            <text:p text:style-name="P69">X</text:p>
          </table:table-cell>
          <table:table-cell table:style-name="Таблица4.A10" office:value-type="string">
            <text:p text:style-name="P62"/>
          </table:table-cell>
          <table:table-cell table:style-name="Таблица4.A7" office:value-type="string">
            <text:p text:style-name="P60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24"/>
          </table:table-cell>
          <table:table-cell table:style-name="Таблица4.A7" office:value-type="string">
            <text:p text:style-name="P27"/>
            <text:p text:style-name="P27"/>
            <text:p text:style-name="P27"/>
            <text:p text:style-name="P27">виконано</text:p>
          </table:table-cell>
        </table:table-row>
      </table:table>
      <text:p text:style-name="P53"/>
      <text:p text:style-name="P55">Керівники практики:</text:p>
      <text:p text:style-name="P51"><text:span text:style-name="T11">від вищого навчального закладу _______________ <text:s text:c="2"/>________________________</text:span><text:span text:style-name="T8"/></text:p>
      <text:p text:style-name="P51"><text:span text:style-name="T8"><text:s text:c="76"/>(підпис) <text:s text:c="17"/>(прізвище та ініціали</text:span><text:span text:style-name="T11">)</text:span></text:p>
      <text:p text:style-name="P57"/>
      <text:p text:style-name="P56"><text:s text:c="8"/>від підприємства, організації, установи __________ <text:s/>________________________</text:p>
      <text:p text:style-name="P35"><text:span text:style-name="T11"><text:s text:c="11"/></text:span><text:span text:style-name="T8">(підпис) <text:s text:c="15"/>(прізвище та ініціали)</text:span></text:p>
      <text:p text:style-name="P16">4</text:p>
      <text:p text:style-name="P15"/>
      <text:p text:style-name="P15"/>
      <text:p text:style-name="P15"/>
      <text:p text:style-name="P7">Робочі записи під час практики</text:p>
      <text:p text:style-name="P8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47">22 січня був присутній на загальних зборах та пройшов </text:p>
          </table:table-cell>
        </table:table-row>
        <table:table-row table:style-name="Таблица5.1">
          <table:table-cell table:style-name="Таблица5.A1" office:value-type="string">
            <text:p text:style-name="P77">інструктаж. Також закінчив роботу з першою темою в першому </text:p>
          </table:table-cell>
        </table:table-row>
        <table:table-row table:style-name="Таблица5.1">
          <table:table-cell table:style-name="Таблица5.A1" office:value-type="string">
            <text:p text:style-name="P77">розділі. <text:span text:style-name="T12">Наступного дня повністю пройшов наступну тему та </text:span></text:p>
          </table:table-cell>
        </table:table-row>
        <table:table-row table:style-name="Таблица5.1">
          <table:table-cell table:style-name="Таблица5.A1" office:value-type="string">
            <text:p text:style-name="P77"><text:span text:style-name="T12">розпочав третю. </text:span><text:span text:style-name="T13">24 січня закінчив перший курс та здобув </text:span></text:p>
          </table:table-cell>
        </table:table-row>
        <table:table-row table:style-name="Таблица5.1">
          <table:table-cell table:style-name="Таблица5.A1" office:value-type="string">
            <text:p text:style-name="P77"><text:span text:style-name="T13">сертифікат про завершення. Розпочав наступний курс та </text:span></text:p>
          </table:table-cell>
        </table:table-row>
        <table:table-row table:style-name="Таблица5.1">
          <table:table-cell table:style-name="Таблица5.A1" office:value-type="string">
            <text:p text:style-name="P77"><text:span text:style-name="T13">розв’язування задач. </text:span><text:span text:style-name="T14">25 січня розв’язав ще декілька задач. </text:span></text:p>
          </table:table-cell>
        </table:table-row>
        <table:table-row table:style-name="Таблица5.1">
          <table:table-cell table:style-name="Таблица5.A1" office:value-type="string">
            <text:p text:style-name="P77"><text:span text:style-name="T15">Наступного дня пройшов першу тему з другого курсу. </text:span><text:span text:style-name="T22">27 січня </text:span></text:p>
          </table:table-cell>
        </table:table-row>
        <table:table-row table:style-name="Таблица5.1">
          <table:table-cell table:style-name="Таблица5.A1" office:value-type="string">
            <text:p text:style-name="P77"><text:span text:style-name="T22">завершив виконання практичних робіт та оформлення звітів</text:span></text:p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9" office:value-type="string">
            <text:p text:style-name="P46"/>
          </table:table-cell>
        </table:table-row>
        <table:table-row table:style-name="Таблица5.1">
          <table:table-cell table:style-name="Таблица5.A19" office:value-type="string">
            <text:p text:style-name="P46"/>
          </table:table-cell>
        </table:table-row>
        <table:table-row table:style-name="Таблица5.1">
          <table:table-cell table:style-name="Таблица5.A19" office:value-type="string">
            <text:p text:style-name="P46"/>
          </table:table-cell>
        </table:table-row>
        <table:table-row table:style-name="Таблица5.1">
          <table:table-cell table:style-name="Таблица5.A19" office:value-type="string">
            <text:p text:style-name="P46"/>
          </table:table-cell>
        </table:table-row>
        <table:table-row table:style-name="Таблица5.1">
          <table:table-cell table:style-name="Таблица5.A19" office:value-type="string">
            <text:p text:style-name="P46"/>
          </table:table-cell>
        </table:table-row>
        <table:table-row table:style-name="Таблица5.1">
          <table:table-cell table:style-name="Таблица5.A19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46"/>
          </table:table-cell>
        </table:table-row>
      </table:table>
      <text:p text:style-name="P42"/>
      <text:p text:style-name="P42"/>
      <text:p text:style-name="P42"/>
      <text:p text:style-name="P42"/>
      <text:p text:style-name="P15">5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2" style:family="paragraph">
      <style:paragraph-properties fo:margin-left="0.028in" fo:margin-right="0in" fo:margin-top="0.1528in" fo:margin-bottom="0in" style:contextual-spacing="false" fo:orphans="0" fo:widows="0" fo:text-indent="-0.0138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9pt" fo:language="uk" fo:country="UA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end" style:justify-single-word="false" fo:text-indent="0in" style:auto-text-indent="false"/>
      <style:text-properties fo:font-size="10pt" fo:language="none" fo:country="none" style:font-size-asian="10pt" style:font-size-complex="10pt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ne_20_numbering" style:display-name="Line numbering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82in" fo:margin-bottom="0.5909in" fo:margin-left="0.5909in" fo:margin-right="0.5909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Сергей</meta:initial-creator>
    <meta:creation-date>2021-06-13T16:03:00</meta:creation-date>
    <dc:date>2024-01-29T10:07:46.964331024</dc:date>
    <meta:print-date>2016-01-02T10:50:00</meta:print-date>
    <meta:editing-cycles>21</meta:editing-cycles>
    <meta:editing-duration>PT2H15M17S</meta:editing-duration>
    <meta:generator>LibreOffice/7.5.9.2$Linux_X86_64 LibreOffice_project/50$Build-2</meta:generator>
    <meta:document-statistic meta:table-count="5" meta:image-count="0" meta:object-count="0" meta:page-count="4" meta:paragraph-count="110" meta:word-count="382" meta:character-count="3742" meta:non-whitespace-character-count="2618"/>
  </office:meta>
</office:document-meta>
</file>